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00000002000309F1C.png" manifest:media-type="image/png"/>
  <manifest:file-entry manifest:full-path="Pictures/10000000000003200000025831C25979.png" manifest:media-type="image/png"/>
  <manifest:file-entry manifest:full-path="Pictures/20000001000016BD00000422E276F49B.svg" manifest:media-type="image/svg+xml"/>
  <manifest:file-entry manifest:full-path="Pictures/200000010000622F000010892CDC1246.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hcmc_5f_presentation_5f_template-title">
      <style:graphic-properties draw:auto-grow-height="true" fo:min-height="3.506cm"/>
    </style:style>
    <style:style style:name="pr2" style:family="presentation" style:parent-style-name="hcmc_5f_presentation_5f_template-subtitle">
      <style:graphic-properties draw:fill-color="#ffffff" draw:auto-grow-height="true" fo:min-height="12.18cm"/>
    </style:style>
    <style:style style:name="pr3" style:family="presentation" style:parent-style-name="hcmc_5f_presentation_5f_template-notes">
      <style:graphic-properties draw:fill-color="#ffffff" draw:auto-grow-height="true" fo:min-height="12.572cm"/>
    </style:style>
    <style:style style:name="pr4" style:family="presentation" style:parent-style-name="hcmc_5f_presentation_5f_template-title">
      <style:graphic-properties fo:min-height="3.506cm"/>
    </style:style>
    <style:style style:name="pr5" style:family="presentation" style:parent-style-name="hcmc_5f_presentation_5f_template-outline1">
      <style:graphic-properties fo:min-height="10.582cm"/>
    </style:style>
    <style:style style:name="pr6" style:family="presentation" style:parent-style-name="hcmc_5f_presentation_5f_template-notes">
      <style:graphic-properties draw:fill-color="#ffffff" fo:min-height="12.572cm"/>
    </style:style>
    <style:style style:name="pr7" style:family="presentation" style:parent-style-name="hcmc_5f_presentation_5f_template-outline1">
      <style:graphic-properties fo:min-height="9.82cm"/>
    </style:style>
    <style:style style:name="P1" style:family="paragraph">
      <style:text-properties fo:font-size="12pt" style:font-size-asian="12pt" style:font-size-complex="12pt"/>
    </style:style>
    <style:style style:name="P2" style:family="paragraph">
      <style:text-properties fo:font-style="italic" style:font-style-asian="italic" style:font-style-complex="italic"/>
    </style:style>
    <style:style style:name="T1" style:family="text">
      <style:text-properties fo:color="#000000" fo:font-size="12pt" style:font-size-asian="12pt" style:font-size-complex="12pt"/>
    </style:style>
    <style:style style:name="T2" style:family="text">
      <style:text-properties fo:font-size="12pt" style:font-size-asian="12pt" style:font-size-complex="12pt"/>
    </style:style>
    <style:style style:name="T3" style:family="text">
      <style:text-properties fo:color="#000096"/>
    </style:style>
    <style:style style:name="T4" style:family="text">
      <style:text-properties fo:color="#f5844c"/>
    </style:style>
    <style:style style:name="T5" style:family="text">
      <style:text-properties fo:color="#ff8040"/>
    </style:style>
    <style:style style:name="T6" style:family="text">
      <style:text-properties fo:color="#993300"/>
    </style:style>
    <style:style style:name="T7" style:family="text">
      <style:text-properties fo:color="#000000"/>
    </style:style>
    <style:style style:name="T8" style:family="text">
      <style:text-properties fo:color="#000000" style:text-outline="false" style:text-line-through-style="none" fo:font-family="Albany" style:font-family-generic="roman"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9" style:family="text">
      <style:text-properties fo:color="#000096" style:text-outline="false" style:text-line-through-style="none" fo:font-family="Albany" style:font-family-generic="roman"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0" style:family="text">
      <style:text-properties fo:color="#f5844c" style:text-outline="false" style:text-line-through-style="none" fo:font-family="Albany" style:font-family-generic="roman"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1" style:family="text">
      <style:text-properties fo:color="#ff8040" style:text-outline="false" style:text-line-through-style="none" fo:font-family="Albany" style:font-family-generic="roman"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2" style:family="text">
      <style:text-properties fo:color="#993300" style:text-outline="false" style:text-line-through-style="none" fo:font-family="Albany" style:font-family-generic="roman"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3" style:family="text">
      <style:text-properties fo:color="#000096" fo:font-size="12pt" style:font-size-asian="12pt" style:font-size-complex="12pt"/>
    </style:style>
    <style:style style:name="T14" style:family="text">
      <style:text-properties fo:color="#f5844c" fo:font-size="12pt" style:font-size-asian="12pt" style:font-size-complex="12pt"/>
    </style:style>
    <style:style style:name="T15" style:family="text">
      <style:text-properties fo:color="#ff8040" fo:font-size="12pt" style:font-size-asian="12pt" style:font-size-complex="12pt"/>
    </style:style>
    <style:style style:name="T16" style:family="text">
      <style:text-properties fo:color="#993300" fo:font-size="12pt" style:font-size-asian="12pt" style:font-size-complex="12pt"/>
    </style:style>
    <style:style style:name="T17" style:family="text">
      <style:text-properties fo:color="#000000"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color="#000000" style:text-outline="false" style:text-line-through-style="none" style:text-position="0% 100%" fo:font-family="Albany" style:font-style-name="Regular" style:font-family-generic="swiss"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28pt" style:language-asian="zh" style:country-asian="CN" style:font-style-asian="normal" style:font-weight-asian="bold" style:font-family-complex="Tahoma" style:font-family-generic-complex="system" style:font-pitch-complex="variable" style:font-size-complex="28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fo:color="#000000" style:text-outline="false" style:text-line-through-style="none" style:text-position="0% 100%" fo:font-family="Albany" style:font-style-name="Regular" style:font-family-generic="swiss" fo:font-size="28pt" fo:letter-spacing="normal" fo:language="en" fo:country="US" fo:font-style="italic"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28pt" style:language-asian="zh" style:country-asian="CN" style:font-style-asian="italic" style:font-weight-asian="bold" style:font-family-complex="Tahoma" style:font-family-generic-complex="system" style:font-pitch-complex="variable" style:font-size-complex="28pt" style:language-complex="hi" style:country-complex="IN" style:font-style-complex="italic" style:font-weight-complex="bold" style:text-emphasize="none" style:text-scale="100%" style:font-relief="none" style:text-overline-style="none" style:text-overline-color="font-color"/>
    </style:style>
    <style:style style:name="T22" style:family="text">
      <style:text-properties fo:color="#000000" fo:font-size="12pt" fo:font-style="italic" style:font-size-asian="12pt" style:font-style-asian="italic" style:font-size-complex="12pt" style:font-style-complex="italic"/>
    </style:style>
    <style:style style:name="T23" style:family="text">
      <style:text-properties fo:color="#000080" fo:font-size="12pt" style:font-size-asian="12pt" style:font-size-complex="12pt"/>
    </style:style>
    <style:style style:name="T24" style:family="text">
      <style:text-properties fo:color="#000000" style:text-outline="false" style:text-line-through-style="none" style:text-position="0% 100%" fo:font-family="Albany" style:font-style-name="Regular" style:font-family-generic="swiss"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22pt" style:language-asian="zh" style:country-asian="CN" style:font-style-asian="normal" style:font-weight-asian="bold" style:font-family-complex="Tahoma" style:font-family-generic-complex="system" style:font-pitch-complex="variable" style:font-size-complex="22pt" style:language-complex="hi" style:country-complex="IN" style:font-style-complex="normal" style:font-weight-complex="bold" style:text-emphasize="none" style:text-scale="100%" style:font-relief="none" style:text-overline-style="none" style:text-overline-color="font-color"/>
    </style:style>
    <style:style style:name="T25" style:family="text">
      <style:text-properties fo:color="#000096" style:text-outline="false" style:text-line-through-style="none" style:text-position="0% 100%" fo:font-family="Albany" style:font-style-name="Regular" style:font-family-generic="swiss"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22pt" style:language-asian="zh" style:country-asian="CN" style:font-style-asian="normal" style:font-weight-asian="bold" style:font-family-complex="Tahoma" style:font-family-generic-complex="system" style:font-pitch-complex="variable" style:font-size-complex="22pt" style:language-complex="hi" style:country-complex="IN" style:font-style-complex="normal" style:font-weight-complex="bold" style:text-emphasize="none" style:text-scale="100%" style:font-relief="none" style:text-overline-style="none" style:text-overline-color="font-color"/>
    </style:style>
    <style:style style:name="T26" style:family="text">
      <style:text-properties fo:color="#000096" style:text-outline="false" style:text-line-through-style="none" style:text-position="0% 100%" fo:font-family="Albany" style:font-style-name="Regular" style:font-family-generic="swiss"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28pt" style:language-asian="zh" style:country-asian="CN" style:font-style-asian="normal" style:font-weight-asian="bold" style:font-family-complex="Tahoma" style:font-family-generic-complex="system" style:font-pitch-complex="variable" style:font-size-complex="28pt" style:language-complex="hi" style:country-complex="IN" style:font-style-complex="normal" style:font-weight-complex="bold" style:text-emphasize="none" style:text-scale="100%" style:font-relief="none" style:text-overline-style="none" style:text-overline-color="font-color"/>
    </style:style>
    <style:style style:name="T27" style:family="text">
      <style:text-properties fo:color="#f5844c" style:text-outline="false" style:text-line-through-style="none" style:text-position="0% 100%" fo:font-family="Albany" style:font-style-name="Regular" style:font-family-generic="swiss"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28pt" style:language-asian="zh" style:country-asian="CN" style:font-style-asian="normal" style:font-weight-asian="bold" style:font-family-complex="Tahoma" style:font-family-generic-complex="system" style:font-pitch-complex="variable" style:font-size-complex="28pt" style:language-complex="hi" style:country-complex="IN" style:font-style-complex="normal" style:font-weight-complex="bold" style:text-emphasize="none" style:text-scale="100%" style:font-relief="none" style:text-overline-style="none" style:text-overline-color="font-color"/>
    </style:style>
    <style:style style:name="T28" style:family="text">
      <style:text-properties fo:color="#ff8040" style:text-outline="false" style:text-line-through-style="none" style:text-position="0% 100%" fo:font-family="Albany" style:font-style-name="Regular" style:font-family-generic="swiss"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28pt" style:language-asian="zh" style:country-asian="CN" style:font-style-asian="normal" style:font-weight-asian="bold" style:font-family-complex="Tahoma" style:font-family-generic-complex="system" style:font-pitch-complex="variable" style:font-size-complex="28pt" style:language-complex="hi" style:country-complex="IN" style:font-style-complex="normal" style:font-weight-complex="bold" style:text-emphasize="none" style:text-scale="100%" style:font-relief="none" style:text-overline-style="none" style:text-overline-color="font-color"/>
    </style:style>
    <style:style style:name="T29" style:family="text">
      <style:text-properties fo:color="#993300" style:text-outline="false" style:text-line-through-style="none" style:text-position="0% 100%" fo:font-family="Albany" style:font-style-name="Regular" style:font-family-generic="swiss"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28pt" style:language-asian="zh" style:country-asian="CN" style:font-style-asian="normal" style:font-weight-asian="bold" style:font-family-complex="Tahoma" style:font-family-generic-complex="system" style:font-pitch-complex="variable" style:font-size-complex="28pt" style:language-complex="hi" style:country-complex="IN" style:font-style-complex="normal" style:font-weight-complex="bold"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fo:font-family="Albany" style:font-style-name="Regular" style:font-family-generic="swiss"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28pt" style:language-asian="zh" style:country-asian="CN" style:font-style-asian="normal" style:font-weight-asian="bold" style:font-family-complex="Tahoma" style:font-family-generic-complex="system" style:font-pitch-complex="variable" style:font-size-complex="28pt" style:language-complex="hi" style:country-complex="IN" style:font-style-complex="normal" style:font-weight-complex="bold" style:text-emphasize="none" style:text-scale="100%"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3366" fo:font-size="45%"/>
      </text:list-level-style-bullet>
      <text:list-level-style-bullet text:level="2" text:bullet-char="●">
        <style:list-level-properties text:space-before="1.6cm" text:min-label-width="0.8cm"/>
        <style:text-properties fo:font-family="StarSymbol" style:font-charset="x-symbol" fo:color="#ff3366" fo:font-size="45%"/>
      </text:list-level-style-bullet>
      <text:list-level-style-bullet text:level="3" text:bullet-char="●">
        <style:list-level-properties text:space-before="3cm" text:min-label-width="0.6cm"/>
        <style:text-properties fo:font-family="StarSymbol" style:font-charset="x-symbol" fo:color="#ff3366" fo:font-size="45%"/>
      </text:list-level-style-bullet>
      <text:list-level-style-bullet text:level="4" text:bullet-char="●">
        <style:list-level-properties text:space-before="4.2cm" text:min-label-width="0.6cm"/>
        <style:text-properties fo:font-family="StarSymbol" style:font-charset="x-symbol" fo:color="#ff3366" fo:font-size="45%"/>
      </text:list-level-style-bullet>
      <text:list-level-style-bullet text:level="5" text:bullet-char="●">
        <style:list-level-properties text:space-before="5.4cm" text:min-label-width="0.6cm"/>
        <style:text-properties fo:font-family="StarSymbol" style:font-charset="x-symbol" fo:color="#ff3366" fo:font-size="45%"/>
      </text:list-level-style-bullet>
      <text:list-level-style-bullet text:level="6" text:bullet-char="●">
        <style:list-level-properties text:space-before="6.6cm" text:min-label-width="0.6cm"/>
        <style:text-properties fo:font-family="StarSymbol" style:font-charset="x-symbol" fo:color="#ff3366" fo:font-size="45%"/>
      </text:list-level-style-bullet>
      <text:list-level-style-bullet text:level="7" text:bullet-char="●">
        <style:list-level-properties text:space-before="7.8cm" text:min-label-width="0.6cm"/>
        <style:text-properties fo:font-family="StarSymbol" style:font-charset="x-symbol" fo:color="#ff3366" fo:font-size="45%"/>
      </text:list-level-style-bullet>
      <text:list-level-style-bullet text:level="8" text:bullet-char="●">
        <style:list-level-properties text:space-before="9cm" text:min-label-width="0.6cm"/>
        <style:text-properties fo:font-family="StarSymbol" style:font-charset="x-symbol" fo:color="#ff3366" fo:font-size="45%"/>
      </text:list-level-style-bullet>
      <text:list-level-style-bullet text:level="9" text:bullet-char="●">
        <style:list-level-properties text:space-before="10.2cm" text:min-label-width="0.6cm"/>
        <style:text-properties fo:font-family="StarSymbol" style:font-charset="x-symbol" fo:color="#ff3366"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cmc_5f_presentation_5f_template" presentation:presentation-page-layout-name="AL1T0">
        <office:forms form:automatic-focus="false" form:apply-design-mode="false"/>
        <draw:frame presentation:style-name="pr1" draw:layer="layout" svg:width="24cm" svg:height="4.267cm" svg:x="2.162cm" svg:y="3.734cm" presentation:class="title" presentation:user-transformed="true">
          <draw:text-box>
            <text:p>Introduction to TEI and XML Encoding:<text:line-break/><text:line-break/>XML Namespaces</text:p>
          </draw:text-box>
        </draw:frame>
        <draw:frame presentation:style-name="pr2" draw:layer="layout" svg:width="23cm" svg:height="12.18cm" svg:x="2.4cm" svg:y="5.514cm" presentation:class="subtitle" presentation:placeholder="true" presentation:user-transformed="true">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TEI is not the only XML</text:p>
          </draw:text-box>
        </draw:frame>
        <draw:frame presentation:style-name="pr5" draw:layer="layout" svg:width="23cm" svg:height="10.582cm" svg:x="2.5cm" svg:y="7.112cm" presentation:class="outline" presentation:user-transformed="true">
          <draw:text-box>
            <text:list text:style-name="L2">
              <text:list-item>
                <text:p xml:id="id1" text:id="id1">What other XML languages do you know?</text:p>
              </text:list-item>
              <text:list-item>
                <text:p xml:id="id2" text:id="id2">Most common is probably XHTML.</text:p>
              </text:list-item>
              <text:list-item>
                <text:p xml:id="id3" text:id="id3">Look at the source code of some web pages (Control + U in Firefox). What similarities do you see with TEI?</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5.265cm" svg:height="10.476cm" svg:x="3.161cm" svg:y="2.123cm" draw:page-number="2" presentation:class="page"/>
          <draw:frame presentation:style-name="pr6" draw:layer="layout" svg:width="17.271cm" svg:height="12.572cm" svg:x="2.159cm" svg:y="13.271cm" presentation:class="notes">
            <draw:text-box>
              <text:p>Librarians use MARC, METS, and others.</text:p>
              <text:p/>
              <text:p>MathML, SVG, SMIL. </text:p>
              <text:p/>
              <text:p>The thicket of XML-related languages also includes XSLT and XSL:FO.</text:p>
              <text:p/>
              <text:p>But most commonly, on the Web we have XHTML, RSS, and Atom.</text:p>
            </draw:text-box>
          </draw:frame>
        </presentation:notes>
      </draw:page>
      <draw:page draw:name="page3"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Whose tag is whose?</text:p>
          </draw:text-box>
        </draw:frame>
        <draw:frame presentation:style-name="hcmc_5f_presentation_5f_template-outline1" draw:layer="layout" svg:width="23cm" svg:height="12.18cm" svg:x="2.5cm" svg:y="5.514cm" presentation:class="outline" presentation:user-transformed="true">
          <draw:text-box>
            <text:list text:style-name="L2">
              <text:list-item>
                <text:p xml:id="id4" text:id="id4">Some tags have similar purposes but different names:</text:p>
                <text:list>
                  <text:list-item>
                    <text:p xml:id="id5" text:id="id5">&lt;lb/&gt; vs. &lt;br/&gt;</text:p>
                  </text:list-item>
                  <text:list-item>
                    <text:p xml:id="id6" text:id="id6">&lt;head&gt; vs. &lt;h1&gt;</text:p>
                  </text:list-item>
                </text:list>
              </text:list-item>
              <text:list-item>
                <text:p xml:id="id7" text:id="id7">Some tags actually have the same names:</text:p>
                <text:list>
                  <text:list-item>
                    <text:p xml:id="id8" text:id="id8">&lt;div&gt;, &lt;p&gt;, &lt;table&g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15.265cm" svg:height="10.476cm" svg:x="3.161cm" svg:y="2.123cm" draw:page-number="3" presentation:class="page"/>
          <draw:frame presentation:style-name="pr6" draw:text-style-name="P1" draw:layer="layout" svg:width="17.271cm" svg:height="12.572cm" svg:x="2.159cm" svg:y="13.271cm" presentation:class="notes" presentation:user-transformed="true">
            <draw:text-box>
              <text:p><text:span text:style-name="T1">If you have a little experience with other types of markup from TEI, you'll know that there are other flavours of XML that sometimes look quite similar to TEI. For instance, XHTML, which is the language of the Web, has some elements which are similar in purpose to TEI elements:</text:span></text:p>
              <text:p><text:span text:style-name="T2"/></text:p>
              <text:p><text:span text:style-name="T1">&lt;lb&gt; </text:span><text:span text:style-name="T1"><text:tab/></text:span><text:span text:style-name="T1"><text:tab/></text:span><text:span text:style-name="T1">(TEI) vs </text:span><text:span text:style-name="T1"><text:tab/></text:span><text:span text:style-name="T1">&lt;br&gt;</text:span><text:span text:style-name="T1"><text:tab/></text:span><text:span text:style-name="T1">(XHTML)</text:span></text:p>
              <text:p><text:span text:style-name="T1">&lt;graphic&gt; </text:span><text:span text:style-name="T1"><text:tab/></text:span><text:span text:style-name="T1">(TEI <text:s/>vs </text:span><text:span text:style-name="T1"><text:tab/></text:span><text:span text:style-name="T1">&lt;img&gt;</text:span><text:span text:style-name="T1"><text:tab/></text:span><text:span text:style-name="T1">(XHTML)</text:span></text:p>
              <text:p><text:span text:style-name="T2"/></text:p>
              <text:p><text:span text:style-name="T1">XHTML also has some elements that have identical names to TEI elements:</text:span></text:p>
              <text:p><text:span text:style-name="T2"/></text:p>
              <text:p><text:span text:style-name="T1">&lt;div&gt;, &lt;p&gt;, &lt;table&gt; (both in XHTML and in TEI)</text:span></text:p>
              <text:p><text:span text:style-name="T2"/></text:p>
              <text:p><text:span text:style-name="T1">This could get very confusing. Imagine that you have some processing code that handles a wide range of different types of XML, and it comes across a &lt;p&gt; tag. How does it know whether this is an XHTML &lt;p&gt; tag or a TEI &lt;p&gt; tag?</text:span></text:p>
              <text:p><text:span text:style-name="T2"/></text:p>
              <text:p><text:span text:style-name="T1">This is especially important because nowadays, we are increasingly mixing different XML schemas together in the same file. You might find a TEI file which has bits of SVG, RDF, or MathML inside it. How do we avoid the confusion that results from this?</text:span></text:p>
            </draw:text-box>
          </draw:frame>
        </presentation:notes>
      </draw:page>
      <draw:page draw:name="page4"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The TEI Namespace</text:p>
          </draw:text-box>
        </draw:frame>
        <draw:frame presentation:style-name="hcmc_5f_presentation_5f_template-outline1" draw:layer="layout" svg:width="23cm" svg:height="12.18cm" svg:x="2.5cm" svg:y="5.514cm" presentation:class="outline">
          <draw:text-box>
            <text:p><text:span text:style-name="T3"/></text:p>
            <text:p><text:span text:style-name="T3">&lt;TEI</text:span><text:span text:style-name="T4"> xmlns</text:span><text:span text:style-name="T5">=</text:span><text:span text:style-name="T6">"</text:span><text:a xlink:href="http://www.tei-c.org/ns/1.0">http://www.tei-c.org/ns/1.0</text:a>"<text:span text:style-name="T3">&gt;</text:span></text:p>
            <text:p><text:span text:style-name="T7">[...]</text:span></text:p>
            <text:p><text:span text:style-name="T3">&lt;/TEI&gt;</text:span></text:p>
          </draw:text-box>
        </draw:frame>
        <presentation:notes draw:style-name="dp2">
          <draw:page-thumbnail draw:style-name="gr1" draw:layer="layout" svg:width="15.265cm" svg:height="10.476cm" svg:x="3.161cm" svg:y="2.123cm" draw:page-number="4" presentation:class="page"/>
          <draw:frame presentation:style-name="pr6" draw:text-style-name="P1" draw:layer="layout" svg:width="17.271cm" svg:height="12.572cm" svg:x="2.159cm" svg:y="13.271cm" presentation:class="notes" presentation:user-transformed="true">
            <draw:text-box>
              <text:p><text:span text:style-name="T8">Let's take a look at the root element of a TEI file:</text:span></text:p>
              <text:p><text:span text:style-name="T8"/></text:p>
              <text:p><text:span text:style-name="T9">&lt;TEI</text:span><text:span text:style-name="T10"> xmlns</text:span><text:span text:style-name="T11">=</text:span><text:span text:style-name="T12">"</text:span><text:span text:style-name="T8"><text:a xlink:href="http://www.tei-c.org/ns/1.0">http://www.tei-c.org/ns/1.0</text:a></text:span><text:span text:style-name="T8">"</text:span><text:span text:style-name="T9">&gt;</text:span></text:p>
              <text:p><text:span text:style-name="T8">[...]</text:span></text:p>
              <text:p><text:span text:style-name="T8">&lt;/TEI&gt;</text:span></text:p>
              <text:p><text:span text:style-name="T8"/></text:p>
              <text:p><text:span text:style-name="T8">The @xmlns “attribute” is not really an attribute in the normal sense; it's a namespace declaration. This is the namespace URI of the TEI. All TEI elements “live in” this namespace. When we declare a namespace on the root element of a file, it percolates down to all the other elements in the file, by default, meaning that all the elements in this TEI file are in the TEI namespace.</text:span></text:p>
            </draw:text-box>
          </draw:frame>
        </presentation:notes>
      </draw:page>
      <draw:page draw:name="page5"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The XHTML namespace</text:p>
          </draw:text-box>
        </draw:frame>
        <draw:frame presentation:style-name="hcmc_5f_presentation_5f_template-outline1" draw:layer="layout" svg:width="23cm" svg:height="12.18cm" svg:x="2.5cm" svg:y="5.514cm" presentation:class="outline">
          <draw:text-box>
            <text:p/>
            <text:p><text:span text:style-name="T3">&lt;html</text:span><text:span text:style-name="T4"> xmlns</text:span><text:span text:style-name="T5">=</text:span><text:span text:style-name="T6">"</text:span><text:span text:style-name="T6"><text:a xlink:href="http://www.w3.org/1999/xhtml">http://www.w3.org/1999/xhtml</text:a></text:span><text:span text:style-name="T6">"</text:span><text:span text:style-name="T3">&gt;</text:span></text:p>
            <text:p><text:span text:style-name="T7">[...]</text:span></text:p>
            <text:p><text:span text:style-name="T3">&lt;/html&gt;</text:span></text:p>
          </draw:text-box>
        </draw:frame>
        <presentation:notes draw:style-name="dp2">
          <draw:page-thumbnail draw:style-name="gr1" draw:layer="layout" svg:width="15.265cm" svg:height="10.476cm" svg:x="3.161cm" svg:y="2.123cm" draw:page-number="5" presentation:class="page"/>
          <draw:frame presentation:style-name="pr6" draw:text-style-name="P1" draw:layer="layout" svg:width="17.271cm" svg:height="12.572cm" svg:x="2.159cm" svg:y="13.271cm" presentation:class="notes" presentation:user-transformed="true">
            <draw:text-box>
              <text:p><text:span text:style-name="T1">Now let's look at an XHTML file header:</text:span></text:p>
              <text:p><text:span text:style-name="T2"/></text:p>
              <text:p><text:span text:style-name="T13">&lt;html</text:span><text:span text:style-name="T14"> xmlns</text:span><text:span text:style-name="T15">=</text:span><text:span text:style-name="T16">"http://www.w3.org/1999/xhtml"</text:span><text:span text:style-name="T13">&gt;</text:span><text:span text:style-name="T1"><text:line-break/></text:span><text:span text:style-name="T1">[...]</text:span><text:span text:style-name="T1"><text:line-break/></text:span><text:span text:style-name="T13">&lt;/html&gt;</text:span></text:p>
              <text:p><text:span text:style-name="T2"/></text:p>
              <text:p><text:span text:style-name="T1">This is a different URI. The elements in the XHTML file are in a different namespace from the elements in a TEI file.</text:span></text:p>
              <text:p><text:span text:style-name="T2"/></text:p>
              <text:p><text:span text:style-name="T1">The value of the xmlns attribute is a URI – an Internet address. Let's go there and see what we find.</text:span></text:p>
              <text:p><text:span text:style-name="T2"/></text:p>
              <text:p><text:span text:style-name="T2"><text:a xlink:href="http://www.tei-c.org/ns/1.0">http://www.tei-c.org/ns/1.0</text:a></text:span></text:p>
              <text:p><text:span text:style-name="T2"><text:a xlink:href="http://www.w3.org/1999/xhtml">http://www.w3.org/1999/xhtml</text:a></text:span></text:p>
              <text:p><text:span text:style-name="T2"/></text:p>
              <text:p><text:span text:style-name="T1">Well, basically we find nothing interesting at all. There's just an explanation that this is the “namespace” for TEI, or for XHTML. So what's the point in these namespace URIs? </text:span></text:p>
            </draw:text-box>
          </draw:frame>
        </presentation:notes>
      </draw:page>
      <draw:page draw:name="page6"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What a &lt;p&gt; tag really is</text:p>
          </draw:text-box>
        </draw:frame>
        <draw:frame presentation:style-name="hcmc_5f_presentation_5f_template-outline1" draw:layer="layout" svg:width="23cm" svg:height="12.18cm" svg:x="2.5cm" svg:y="5.514cm" presentation:class="outline">
          <draw:text-box>
            <text:list text:style-name="L2">
              <text:list-item>
                <text:p xml:id="id9" text:id="id9">TEI &lt;p&gt; tag:</text:p>
                <text:list>
                  <text:list-item>
                    <text:p xml:id="id10" text:id="id10">&lt;{<text:span text:style-name="T17"><text:a xlink:href="http://www.tei-c.org/ns/1.0">http://www.tei-c.org/ns/1.0</text:a></text:span><text:span text:style-name="T17">}p&gt;</text:span></text:p>
                  </text:list-item>
                </text:list>
              </text:list-item>
              <text:list-item>
                <text:p xml:id="id11" text:id="id11"><text:span text:style-name="T17">XHTML &lt;p&gt; tag:</text:span></text:p>
                <text:list>
                  <text:list-item>
                    <text:p xml:id="id12" text:id="id12"><text:span text:style-name="T17">&lt;{</text:span><text:span text:style-name="T17"><text:a xlink:href="http://www.w3.org/1999/xhtml">http://www.w3.org/1999/xhtml</text:a></text:span><text:span text:style-name="T17">}p&gt;</text:span></text:p>
                  </text:list-item>
                </text:list>
              </text:list-item>
              <text:list-item>
                <text:p xml:id="id13" text:id="id13"><text:span text:style-name="T17">Namespaces are unique, and differentiate between elements from different schema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5.265cm" svg:height="10.476cm" svg:x="3.161cm" svg:y="2.123cm" draw:page-number="6" presentation:class="page"/>
          <draw:frame presentation:style-name="pr6" draw:text-style-name="P2" draw:layer="layout" svg:width="17.271cm" svg:height="12.572cm" svg:x="2.159cm" svg:y="13.271cm" presentation:class="notes">
            <draw:text-box>
              <text:p><text:span text:style-name="T18">Clark Notation</text:span><text:span text:style-name="T19"> is a way of combining the namespace and the element name for the sole purpose of clarifying it.</text:span></text:p>
            </draw:text-box>
          </draw:frame>
        </presentation:notes>
      </draw:page>
      <draw:page draw:name="page7"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Why are namespaces URLs then?</text:p>
          </draw:text-box>
        </draw:frame>
        <draw:frame presentation:style-name="hcmc_5f_presentation_5f_template-outline1" draw:layer="layout" svg:width="23cm" svg:height="12.18cm" svg:x="2.5cm" svg:y="5.514cm" presentation:class="outline">
          <draw:text-box>
            <text:list text:style-name="L2">
              <text:list-item>
                <text:p xml:id="id14" text:id="id14">Well, they could look like this:</text:p>
                <text:list>
                  <text:list-item>
                    <text:p xml:id="id15" text:id="id15"><text:span text:style-name="T20">b5da1788-f06a-11e1-a021-50e549e5a704</text:span></text:p>
                  </text:list-item>
                </text:list>
              </text:list-item>
              <text:list-item>
                <text:p xml:id="id16" text:id="id16"><text:span text:style-name="T20">Namespaces are human-readable.</text:span></text:p>
              </text:list-item>
              <text:list-item>
                <text:p xml:id="id17" text:id="id17"><text:span text:style-name="T20">Information </text:span><text:span text:style-name="T21">can</text:span><text:span text:style-name="T20"> be provided there.</text:span></text:p>
              </text:list-item>
              <text:list-item>
                <text:p xml:id="id18" text:id="id18"><text:span text:style-name="T20">You can usually tell who's responsible for them.</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1" draw:layer="layout" svg:width="15.265cm" svg:height="10.476cm" svg:x="3.161cm" svg:y="2.123cm" draw:page-number="7" presentation:class="page"/>
          <draw:frame presentation:style-name="pr6" draw:text-style-name="P1" draw:layer="layout" svg:width="17.271cm" svg:height="14.221cm" svg:x="2.159cm" svg:y="13.271cm" presentation:class="notes" presentation:user-transformed="true">
            <draw:text-box>
              <text:p><text:span text:style-name="T1">The value of the xmlns attribute is a URI – an Internet address. Let's go there and see what we find.</text:span></text:p>
              <text:p><text:span text:style-name="T2"/></text:p>
              <text:p><text:span text:style-name="T2"><text:a xlink:href="http://www.tei-c.org/ns/1.0">http://www.tei-c.org/ns/1.0</text:a></text:span></text:p>
              <text:p><text:span text:style-name="T2"><text:a xlink:href="http://www.w3.org/1999/xhtml">http://www.w3.org/1999/xhtml</text:a></text:span></text:p>
              <text:p><text:span text:style-name="T2"/></text:p>
              <text:p><text:span text:style-name="T1">Well, basically we find nothing interesting at all. There's just an explanation that this is the “namespace” for TEI, or for XHTML. So what's the point in these namespace URIs? </text:span></text:p>
              <text:p><text:span text:style-name="T2"/></text:p>
              <text:p><text:span text:style-name="T1">The whole point is that they're </text:span><text:span text:style-name="T22">unique</text:span><text:span text:style-name="T1">. A URI is a unique location on the Internet. Computers need to use “unique” identifiers all the time; it's essential in programming, in hardware manufacture, in identifying a specific computer, user or program. But most of these identifiers are not seen by humans. They often look something like this: </text:span></text:p>
              <text:p><text:span text:style-name="T2"/></text:p>
              <text:p><text:span text:style-name="T1">b5da1788-f06a-11e1-a021-50e549e5a704</text:span></text:p>
              <text:p><text:span text:style-name="T2"/></text:p>
              <text:p><text:span text:style-name="T1">This is guaranteed to be globally unique because it was generated on my desktop, using the Mac address of my network adapter (which is itself a unique id) and some other parameters which ensure that the same operation will never generate the same id twice. But it's a bit unfriendly from a human point of view. It's going to be hard to read, type, or recognize.</text:span></text:p>
              <text:p><text:span text:style-name="T2"/></text:p>
              <text:p><text:span text:style-name="T1">The designers of XML wanted a similar system whereby each “flavour” of XML could be identified by a unique id; but they wanted that id to be readable and recognizable to humans. The Internet domain name system provides the solution here. If you want to create a new namespace for a new flavour of XML, you can just use a unique Internet address, usually one which is under your control (so the TEI namespace is on the “TEI website”, and is controlled by the TEI, while the XHTML namespace is controlled by the W3C). But now we have a way of distinguishing between elements which are similar, but in different “flavours” of XML. </text:span></text:p>
            </draw:text-box>
          </draw:frame>
        </presentation:notes>
      </draw:page>
      <draw:page draw:name="page8"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Namespace rules</text:p>
          </draw:text-box>
        </draw:frame>
        <draw:frame presentation:style-name="hcmc_5f_presentation_5f_template-outline1" draw:layer="layout" svg:width="23cm" svg:height="12.18cm" svg:x="2.5cm" svg:y="5.514cm" presentation:class="outline" presentation:user-transformed="true">
          <draw:text-box>
            <text:list text:style-name="L2">
              <text:list-item>
                <text:p xml:id="id19" text:id="id19">All XML elements are in a namespace.</text:p>
              </text:list-item>
              <text:list-item>
                <text:p xml:id="id20" text:id="id20">What about this, then?</text:p>
                <text:list>
                  <text:list-item>
                    <text:p xml:id="id21" text:id="id21">&lt;greeting&gt;Hello world!&lt;/greeting&gt;</text:p>
                  </text:list-item>
                </text:list>
              </text:list-item>
              <text:list-item>
                <text:p xml:id="id22" text:id="id22">The no-namespace namespace is a namespace. (GOTCHA!)</text:p>
              </text:list-item>
              <text:list-item>
                <text:p xml:id="id23" text:id="id23">Namespaces are inherited until they are overridde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5.265cm" svg:height="10.476cm" svg:x="3.16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Namespace prefixes</text:p>
          </draw:text-box>
        </draw:frame>
        <draw:frame presentation:style-name="hcmc_5f_presentation_5f_template-outline1" draw:layer="layout" svg:width="23cm" svg:height="12.18cm" svg:x="2.5cm" svg:y="5.514cm" presentation:class="outline">
          <draw:text-box>
            <text:list text:style-name="L2">
              <text:list-header>
                <text:p/>
                <text:p>Namespaces are long. Typing them is a drag.</text:p>
              </text:list-header>
            </text:list>
            <text:p><text:span text:style-name="T3">&lt;TEI</text:span><text:span text:style-name="T4"> xmlns</text:span><text:span text:style-name="T5">=</text:span><text:span text:style-name="T6">"</text:span><text:span text:style-name="T3"><text:a xlink:href="http://www.tei-c.org/ns/1.0">http://www.tei-c.org/ns/1.0</text:a></text:span><text:span text:style-name="T3">"</text:span><text:span text:style-name="T3"><text:line-break/></text:span><text:span text:style-name="T6"> <text:s text:c="8"/></text:span><text:span text:style-name="T4"><text:s/>xmlns:x</text:span><text:span text:style-name="T5">=</text:span><text:span text:style-name="T6">"</text:span><text:span text:style-name="T6"><text:a xlink:href="http://www.w3.org/1999/xhtml">http://www.w3.org/1999/xhtml</text:a></text:span><text:span text:style-name="T6">"</text:span><text:span text:style-name="T3">&gt;</text:span><text:span text:style-name="T3"><text:line-break/></text:span><text:span text:style-name="T3"> <text:s text:c="3"/></text:span><text:span text:style-name="T7">[...]</text:span><text:span text:style-name="T3"><text:line-break/></text:span><text:span text:style-name="T3">&lt;/TEI&gt;</text:span></text:p>
            <text:p><text:span text:style-name="T3"/></text:p>
          </draw:text-box>
        </draw:frame>
        <presentation:notes draw:style-name="dp2">
          <draw:page-thumbnail draw:style-name="gr1" draw:layer="layout" svg:width="15.265cm" svg:height="10.476cm" svg:x="3.161cm" svg:y="2.123cm" draw:page-number="9" presentation:class="page"/>
          <draw:frame presentation:style-name="pr6" draw:text-style-name="P1" draw:layer="layout" svg:width="17.271cm" svg:height="12.572cm" svg:x="2.159cm" svg:y="13.271cm" presentation:class="notes" presentation:user-transformed="true">
            <draw:text-box>
              <text:p><text:span text:style-name="T1">Now namespace URIs are typically quite long, and you don't want to be typing them out over and over again, so a more convenient system has been devised based on the use of prefixes. Imagine that you're creating a TEI file, but you don't like the way the TEI deals with tables. You much prefer XHTML tables, and that's what you want to use in your file. There are a number of things you'll have to do to make this work, including modifying the TEI schema to allow the use of XHTML tables, but we'll ignore the more complicated aspects of this for the moment. What you need in your document is a simple way of transitioning from the TEI namespace to the XHTML namespace without having to type long URIs every time. We can do this using prefixes. First, you define the root namespace and a special prefix in the root of your TEI file:</text:span></text:p>
              <text:p><text:span text:style-name="T2"/></text:p>
              <text:p><text:span text:style-name="T13">&lt;TEI</text:span><text:span text:style-name="T14"> xmlns</text:span><text:span text:style-name="T15">=</text:span><text:span text:style-name="T16">"</text:span><text:span text:style-name="T2"><text:a xlink:href="http://www.tei-c.org/ns/1.0">http://www.tei-c.org/ns/1.0</text:a></text:span><text:span text:style-name="T2">"</text:span></text:p>
              <text:p><text:span text:style-name="T16"><text:s text:c="9"/></text:span><text:span text:style-name="T14"><text:s/></text:span><text:span text:style-name="T14">xmlns:x</text:span><text:span text:style-name="T15">=</text:span><text:span text:style-name="T16">"http://www.w3.org/1999/xhtml"</text:span><text:span text:style-name="T13">&gt;</text:span></text:p>
              <text:p><text:span text:style-name="T1">[...]</text:span></text:p>
              <text:p><text:span text:style-name="T23">&lt;/TEI&gt;</text:span></text:p>
              <text:p><text:span text:style-name="T23"/></text:p>
              <text:p><text:span text:style-name="T8">See the little “x” in there? That's basically saying “Whenever I use the prefix 'x', I mean the XHTML namespace”.</text:span></text:p>
            </draw:text-box>
          </draw:frame>
        </presentation:notes>
      </draw:page>
      <draw:page draw:name="page10"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An XHTML table in a TEI file</text:p>
          </draw:text-box>
        </draw:frame>
        <draw:frame presentation:style-name="hcmc_5f_presentation_5f_template-outline1" draw:layer="layout" svg:width="23cm" svg:height="12.18cm" svg:x="2.5cm" svg:y="5.514cm" presentation:class="outline">
          <draw:text-box>
            <text:p><text:span text:style-name="T24"><text:s text:c="5"/></text:span><text:span text:style-name="T25">&lt;div&gt;</text:span><text:span text:style-name="T24"><text:line-break/></text:span><text:span text:style-name="T24"> <text:s text:c="7"/></text:span><text:span text:style-name="T25">&lt;p&gt;</text:span><text:span text:style-name="T24">Some text here.</text:span><text:span text:style-name="T25">&lt;/p&gt;</text:span><text:span text:style-name="T24"><text:line-break/></text:span><text:span text:style-name="T24"> <text:s text:c="7"/></text:span><text:span text:style-name="T25">&lt;x:table&gt;</text:span><text:span text:style-name="T24"><text:line-break/></text:span><text:span text:style-name="T24"> <text:s text:c="9"/></text:span><text:span text:style-name="T25">&lt;x:tr&gt;</text:span><text:span text:style-name="T24"><text:line-break/></text:span><text:span text:style-name="T24"> <text:s text:c="11"/></text:span><text:span text:style-name="T25">&lt;x:td/&gt;</text:span><text:span text:style-name="T24"><text:line-break/></text:span><text:span text:style-name="T24"> <text:s text:c="9"/></text:span><text:span text:style-name="T25">&lt;/x:tr&gt;</text:span><text:span text:style-name="T24"><text:line-break/></text:span><text:span text:style-name="T24"> <text:s text:c="7"/></text:span><text:span text:style-name="T25">&lt;/x:table&gt;</text:span><text:span text:style-name="T24"><text:line-break/></text:span><text:span text:style-name="T24"> <text:s text:c="5"/></text:span><text:span text:style-name="T25">&lt;/div&gt;</text:span></text:p>
          </draw:text-box>
        </draw:frame>
        <presentation:notes draw:style-name="dp2">
          <draw:page-thumbnail draw:style-name="gr1" draw:layer="layout" svg:width="15.265cm" svg:height="10.476cm" svg:x="3.161cm" svg:y="2.123cm" draw:page-number="10" presentation:class="page"/>
          <draw:frame presentation:style-name="pr6" draw:text-style-name="P1" draw:layer="layout" svg:width="17.271cm" svg:height="12.572cm" svg:x="2.159cm" svg:y="13.271cm" presentation:class="notes" presentation:user-transformed="true">
            <draw:text-box>
              <text:p><text:span text:style-name="T1">So now, all the normal elements in the file are in the TEI namespace, as usual, but you can also do this:</text:span></text:p>
              <text:p><text:span text:style-name="T2"/></text:p>
              <text:p><text:span text:style-name="T1"><text:s text:c="6"/></text:span><text:span text:style-name="T13">&lt;div&gt;</text:span><text:span text:style-name="T1"><text:line-break/></text:span><text:span text:style-name="T1"> <text:s text:c="7"/></text:span><text:span text:style-name="T13">&lt;p&gt;</text:span><text:span text:style-name="T1">Some text here.</text:span><text:span text:style-name="T13">&lt;/p&gt;</text:span><text:span text:style-name="T1"><text:line-break/></text:span><text:span text:style-name="T1"> <text:s text:c="7"/></text:span><text:span text:style-name="T13">&lt;x:table&gt;</text:span><text:span text:style-name="T1"><text:line-break/></text:span><text:span text:style-name="T1"> <text:s text:c="9"/></text:span><text:span text:style-name="T13">&lt;x:tr&gt;</text:span><text:span text:style-name="T1"><text:line-break/></text:span><text:span text:style-name="T1"> <text:s text:c="11"/></text:span><text:span text:style-name="T13">&lt;x:td/&gt;</text:span><text:span text:style-name="T1"><text:line-break/></text:span><text:span text:style-name="T1"> <text:s text:c="9"/></text:span><text:span text:style-name="T13">&lt;/x:tr&gt;</text:span><text:span text:style-name="T1"><text:line-break/></text:span><text:span text:style-name="T1"> <text:s text:c="7"/></text:span><text:span text:style-name="T13">&lt;/x:table&gt;</text:span><text:span text:style-name="T1"><text:line-break/></text:span><text:span text:style-name="T1"> <text:s text:c="5"/></text:span><text:span text:style-name="T13">&lt;/div&gt;</text:span></text:p>
              <text:p><text:span text:style-name="T2"/></text:p>
              <text:p><text:span text:style-name="T1">This creates an XHTML table element in the middle of a TEI file.</text:span></text:p>
            </draw:text-box>
          </draw:frame>
        </presentation:notes>
      </draw:page>
      <draw:page draw:name="page11"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Why should I care?</text:p>
          </draw:text-box>
        </draw:frame>
        <draw:frame presentation:style-name="hcmc_5f_presentation_5f_template-outline1" draw:layer="layout" svg:width="23cm" svg:height="12.18cm" svg:x="2.5cm" svg:y="5.514cm" presentation:class="outline">
          <draw:text-box>
            <text:list text:style-name="L2">
              <text:list-item>
                <text:p>You're already using namespaces:</text:p>
              </text:list-item>
              <text:list-item>
                <text:p><text:span text:style-name="T26">&lt;p</text:span><text:span text:style-name="T27"> xml:lang</text:span><text:span text:style-name="T28">=</text:span><text:span text:style-name="T29">"en"</text:span><text:span text:style-name="T27"> xml:id</text:span><text:span text:style-name="T28">=</text:span><text:span text:style-name="T29">"para_1"</text:span><text:span text:style-name="T26">&gt;</text:span><text:span text:style-name="T26"><text:line-break/></text:span><text:span text:style-name="T26"> <text:s text:c="5"/></text:span><text:span text:style-name="T20">A paragraph...</text:span><text:span text:style-name="T20"><text:line-break/></text:span><text:span text:style-name="T26">&lt;/p&gt;</text:span></text:p>
              </text:list-item>
              <text:list-item>
                <text:p><text:span text:style-name="T30">If you add your own elements and attributes to TEI, they should be in your own namespace.</text:span></text:p>
              </text:list-item>
            </text:list>
          </draw:text-box>
        </draw:frame>
        <presentation:notes draw:style-name="dp2">
          <draw:page-thumbnail draw:style-name="gr1" draw:layer="layout" svg:width="15.265cm" svg:height="10.476cm" svg:x="3.161cm" svg:y="2.123cm" draw:page-number="11" presentation:class="page"/>
          <draw:frame presentation:style-name="pr6" draw:text-style-name="P1" draw:layer="layout" svg:width="17.271cm" svg:height="12.572cm" svg:x="2.159cm" svg:y="13.271cm" presentation:class="notes" presentation:user-transformed="true">
            <draw:text-box>
              <text:p><text:span text:style-name="T1">You have already seen XML namespace prefixes in action, actually. You will probably have seen lots of examples of this sort of thing:</text:span></text:p>
              <text:p><text:span text:style-name="T2"/></text:p>
              <text:p><text:span text:style-name="T13">&lt;p</text:span><text:span text:style-name="T14"> xml:lang</text:span><text:span text:style-name="T15">=</text:span><text:span text:style-name="T16">"en"</text:span><text:span text:style-name="T14"> xml:id</text:span><text:span text:style-name="T15">=</text:span><text:span text:style-name="T16">"para_1"</text:span><text:span text:style-name="T13">&gt;</text:span><text:span text:style-name="T1">A paragraph...</text:span><text:span text:style-name="T13">&lt;/p&gt;</text:span></text:p>
              <text:p><text:span text:style-name="T2"/></text:p>
              <text:p><text:span text:style-name="T1">The “lang” and “id” attributes are in the “xml” namespace. This namespace is a special one which all XML files can use, and it doesn't need to have a URI declared for it, because all processors already know about it. (For the record, it's http://www.w3.org/XML/1998/namespace). But what this means is that the @xml:lang and @xml:id attributes are not TEI attributes; they're defined outside of the TEI, by the W3C, in their own specifications. The TEI just makes use of these attributes.</text:span></text:p>
              <text:p><text:span text:style-name="T2"/></text:p>
              <text:p><text:span text:style-name="T1">In most of your work with TEI, you will not have to worry about namespaces, but you will see them; TEI code is increasingly making use of other namespaces, and you'll see these declarations all over the place. It helps to know why they're there. If you later become a bit of a programmer, and start writing your own XSLT processing code, you'll find that being aware of namespaces is absolutely essential. We have a saying: “It's always bloody namespaces” – by which we mean that nine times out of ten, when something is wrong or broken in our code, it's caused by a namespace problem.</text:span></text:p>
            </draw:text-box>
          </draw:frame>
        </presentation:notes>
      </draw:page>
      <draw:page draw:name="page12"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Namespaces are good...</text:p>
          </draw:text-box>
        </draw:frame>
        <draw:frame presentation:style-name="pr7" draw:layer="layout" svg:width="23cm" svg:height="9.82cm" svg:x="2.5cm" svg:y="7.874cm" presentation:class="outline" presentation:user-transformed="true">
          <draw:text-box>
            <text:list text:style-name="L2">
              <text:list-item>
                <text:p xml:id="id24" text:id="id24">...for distinguishing different XML languages</text:p>
              </text:list-item>
              <text:list-item>
                <text:p xml:id="id25" text:id="id25">...for combining different languages</text:p>
              </text:list-item>
              <text:list-item>
                <text:p xml:id="id26" text:id="id26">...for documentation</text:p>
              </text:list-item>
              <text:list-item>
                <text:p xml:id="id27" text:id="id27">...for causing programming errors and frustra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1" draw:layer="layout" svg:width="15.265cm" svg:height="10.476cm" svg:x="3.161cm" svg:y="2.123cm" draw:page-number="12"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fill-image draw:name="background" xlink:href="Pictures/10000000000003200000025831C2597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family-asian="'Lohit Hindi'" style:font-pitch-asian="variable" style:font-size-asian="12pt" style:language-asian="hi" style:country-asian="IN" style:font-family-complex="'Droid Sans'" style:font-family-generic-complex="swiss" style:font-pitch-complex="variable"/>
    </style:style>
    <style:style style:name="Heading_20_2" style:display-name="Heading 2" style:family="graphic">
      <style:paragraph-properties fo:margin-top="0.746cm" fo:margin-bottom="0.374cm" style:text-autospace="none"/>
      <style:text-properties fo:font-family="Arial" style:font-family-generic="swiss" style:font-pitch="variable" fo:font-size="14pt" fo:font-style="italic" fo:font-weight="bold" style:font-family-asian="'Lohit Hindi'" style:font-pitch-asian="variable" style:font-size-asian="14pt" style:font-style-asian="italic" style:font-weight-asian="bold" style:font-family-complex="'Droid Sans'" style:font-family-generic-complex="swiss" style:font-pitch-complex="variable" style:font-style-complex="italic" style:font-weight-complex="bold"/>
    </style:style>
    <style:style style:name="Heading_20_3" style:display-name="Heading 3" style:family="graphic">
      <style:paragraph-properties fo:margin-top="0.746cm" fo:margin-bottom="0.374cm" style:text-autospace="none"/>
      <style:text-properties fo:font-family="Arial" style:font-family-generic="swiss" style:font-pitch="variable" fo:font-size="14pt" fo:font-weight="bold" style:font-family-asian="'Lohit Hindi'" style:font-pitch-asian="variable" style:font-size-asian="14pt" style:font-weight-asian="bold" style:font-family-complex="'Droid Sans'" style:font-family-generic-complex="swiss" style:font-pitch-complex="variable"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Preformatted_20_Text" style:display-name="Preformatted Text" style:family="graphic">
      <style:paragraph-properties fo:margin-top="0cm" fo:margin-bottom="0cm" style:text-autospace="none"/>
      <style:text-properties fo:font-family="'Droid Sans Mono'" style:font-family-generic="modern" style:font-pitch="fixed" fo:font-size="10pt" style:font-family-asian="'Lohit Hindi'" style:font-family-generic-asian="modern" style:font-pitch-asian="fixed" style:font-size-asian="10pt" style:font-family-complex="'HAN NOM A'" style:font-family-generic-complex="modern" style:font-pitch-complex="fixed"/>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Highlighted" style:family="graphic" style:parent-style-name="standard">
      <style:graphic-properties draw:stroke-dash="Dash_20_2" draw:fill-color="#ffff66" draw:fill-gradient-name="Gradient_20_7" draw:fill-hatch-name="Hatching_20_1" draw:fill-image-name="Bitmape_20_1" draw:fill-image-width="0cm" draw:fill-image-height="0cm" fo:min-height="12.18cm" draw:shadow="visible" draw:shadow-offset-x="0.203cm" draw:shadow-offset-y="0.203cm">
        <text:list-style style:name="Highlighted">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635cm" fo:margin-bottom="0.635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lbany" style:font-family-generic="roman"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32pt" style:language-asian="zh" style:country-asian="CN" style:font-style-asian="normal" style:font-weight-asian="normal" style:font-family-complex="Tahom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XML_20_Code" style:display-name="XML Code" style:family="graphic" style:parent-style-name="standard">
      <style:graphic-properties draw:stroke-dash="Dash_20_2" draw:fill-gradient-name="Gradient_20_8" draw:fill-hatch-name="Hatching_20_1" draw:fill-image-name="Bitmape_20_1">
        <text:list-style style:name="XML_20_Code" style:display-name="XML Code">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2.54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ourier New'" style:font-family-generic="modern" style:font-pitch="fixed" fo:font-size="22pt" fo:letter-spacing="normal" fo:language="en" fo:country="US" fo:font-style="normal" fo:text-shadow="none" style:text-underline-style="none" fo:font-weight="bold" style:text-underline-mode="continuous" style:text-overline-mode="continuous" style:text-line-through-mode="continuous" style:letter-kerning="false" style:font-family-asian="'Andale Sans UI'" style:font-family-generic-asian="system" style:font-pitch-asian="variable" style:font-size-asian="22pt" style:language-asian="zh" style:country-asian="CN" style:font-style-asian="normal" style:font-weight-asian="normal" style:font-family-complex="Tahoma" style:font-family-generic-complex="system" style:font-pitch-complex="variable" style:font-size-complex="2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cmc_5f_presentation_5f_template-background" style:display-name="hcmc_presentation_template-background" style:family="presentation">
      <style:graphic-properties draw:stroke="none" draw:fill="bitmap" draw:fill-image-name="background" style:repeat="stretch"/>
    </style:style>
    <style:style style:name="hcmc_5f_presentation_5f_template-backgroundobjects" style:display-name="hcmc_presentation_template-backgroundobjects" style:family="presentation">
      <style:graphic-properties draw:shadow="hidden" draw:shadow-offset-x="0.3cm" draw:shadow-offset-y="0.3cm" draw:shadow-color="#808080"/>
    </style:style>
    <style:style style:name="hcmc_5f_presentation_5f_template-notes" style:display-name="hcmc_presentation_template-notes" style:family="presentation">
      <style:graphic-properties draw:stroke="none" draw:fill="none">
        <text:list-style style:name="hcmc_5f_presentation_5f_template-notes" style:display-name="hcmc_presentation_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hcmc_5f_presentation_5f_template-outline1" style:display-name="hcmc_presentation_template-outline1" style:family="presentation">
      <style:graphic-properties draw:stroke="none" svg:stroke-width="0cm" svg:stroke-color="#808080" draw:marker-start-width="0.2cm" draw:marker-start-center="false" draw:marker-end-width="0.2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2.1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hcmc_5f_presentation_5f_template-outline1" style:display-name="hcmc_presentation_template-outline1">
          <text:list-level-style-bullet text:level="1" text:bullet-char="●">
            <style:list-level-properties text:space-before="0.3cm" text:min-label-width="0.9cm"/>
            <style:text-properties fo:font-family="StarSymbol" style:font-charset="x-symbol" fo:color="#ff3366" fo:font-size="45%"/>
          </text:list-level-style-bullet>
          <text:list-level-style-bullet text:level="2" text:bullet-char="●">
            <style:list-level-properties text:space-before="1.6cm" text:min-label-width="0.8cm"/>
            <style:text-properties fo:font-family="StarSymbol" style:font-charset="x-symbol" fo:color="#ff3366" fo:font-size="45%"/>
          </text:list-level-style-bullet>
          <text:list-level-style-bullet text:level="3" text:bullet-char="●">
            <style:list-level-properties text:space-before="3cm" text:min-label-width="0.6cm"/>
            <style:text-properties fo:font-family="StarSymbol" style:font-charset="x-symbol" fo:color="#ff3366" fo:font-size="45%"/>
          </text:list-level-style-bullet>
          <text:list-level-style-bullet text:level="4" text:bullet-char="●">
            <style:list-level-properties text:space-before="4.2cm" text:min-label-width="0.6cm"/>
            <style:text-properties fo:font-family="StarSymbol" style:font-charset="x-symbol" fo:color="#ff3366" fo:font-size="45%"/>
          </text:list-level-style-bullet>
          <text:list-level-style-bullet text:level="5" text:bullet-char="●">
            <style:list-level-properties text:space-before="5.4cm" text:min-label-width="0.6cm"/>
            <style:text-properties fo:font-family="StarSymbol" style:font-charset="x-symbol" fo:color="#ff3366" fo:font-size="45%"/>
          </text:list-level-style-bullet>
          <text:list-level-style-bullet text:level="6" text:bullet-char="●">
            <style:list-level-properties text:space-before="6.6cm" text:min-label-width="0.6cm"/>
            <style:text-properties fo:font-family="StarSymbol" style:font-charset="x-symbol" fo:color="#ff3366" fo:font-size="45%"/>
          </text:list-level-style-bullet>
          <text:list-level-style-bullet text:level="7" text:bullet-char="●">
            <style:list-level-properties text:space-before="7.8cm" text:min-label-width="0.6cm"/>
            <style:text-properties fo:font-family="StarSymbol" style:font-charset="x-symbol" fo:color="#ff3366" fo:font-size="45%"/>
          </text:list-level-style-bullet>
          <text:list-level-style-bullet text:level="8" text:bullet-char="●">
            <style:list-level-properties text:space-before="9cm" text:min-label-width="0.6cm"/>
            <style:text-properties fo:font-family="StarSymbol" style:font-charset="x-symbol" fo:color="#ff3366" fo:font-size="45%"/>
          </text:list-level-style-bullet>
          <text:list-level-style-bullet text:level="9" text:bullet-char="●">
            <style:list-level-properties text:space-before="10.2cm" text:min-label-width="0.6cm"/>
            <style:text-properties fo:font-family="StarSymbol" style:font-charset="x-symbol" fo:color="#ff3366"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807cm" fo:margin-right="0cm" fo:margin-top="1.026cm" fo:margin-bottom="1.026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lbany" style:font-style-name="Regular" style:font-family-generic="swiss"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22pt" style:language-asian="zh" style:country-asian="CN" style:font-style-asian="normal" style:font-weight-asian="bold" style:font-family-complex="Tahoma" style:font-family-generic-complex="system" style:font-pitch-complex="variable"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hcmc_5f_presentation_5f_template-outline2" style:display-name="hcmc_presentation_template-outline2" style:family="presentation" style:parent-style-name="hcmc_5f_presentation_5f_template-outline1">
      <style:paragraph-properties fo:margin-left="2.4cm" fo:margin-right="0cm" fo:margin-top="0cm" fo:margin-bottom="0.4cm" fo:text-indent="-0.8cm"/>
      <style:text-properties fo:font-size="28pt" style:font-size-asian="28pt" style:font-size-complex="28pt"/>
    </style:style>
    <style:style style:name="hcmc_5f_presentation_5f_template-outline3" style:display-name="hcmc_presentation_template-outline3" style:family="presentation" style:parent-style-name="hcmc_5f_presentation_5f_template-outline2">
      <style:paragraph-properties fo:margin-left="3.6cm" fo:margin-right="0cm" fo:margin-top="0cm" fo:margin-bottom="0.3cm" fo:text-indent="-0.6cm"/>
      <style:text-properties fo:font-size="24pt" style:font-size-asian="24pt" style:font-size-complex="24pt"/>
    </style:style>
    <style:style style:name="hcmc_5f_presentation_5f_template-outline4" style:display-name="hcmc_presentation_template-outline4" style:family="presentation" style:parent-style-name="hcmc_5f_presentation_5f_template-outline3">
      <style:paragraph-properties fo:margin-left="4.8cm" fo:margin-right="0cm" fo:margin-top="0cm" fo:margin-bottom="0.2cm" fo:text-indent="-0.6cm"/>
      <style:text-properties fo:font-size="20pt" style:font-size-asian="20pt" style:font-size-complex="20pt"/>
    </style:style>
    <style:style style:name="hcmc_5f_presentation_5f_template-outline5" style:display-name="hcmc_presentation_template-outline5" style:family="presentation" style:parent-style-name="hcmc_5f_presentation_5f_template-outline4">
      <style:paragraph-properties fo:margin-left="6cm" fo:margin-right="0cm" fo:margin-top="0cm" fo:margin-bottom="0.1cm" fo:text-indent="-0.6cm"/>
      <style:text-properties fo:font-size="20pt" style:font-size-asian="20pt" style:font-size-complex="20pt"/>
    </style:style>
    <style:style style:name="hcmc_5f_presentation_5f_template-outline6" style:display-name="hcmc_presentation_template-outline6" style:family="presentation" style:parent-style-name="hcmc_5f_presentation_5f_template-outline5">
      <style:paragraph-properties fo:margin-left="7.2cm" fo:margin-right="0cm" fo:margin-top="0cm" fo:margin-bottom="0.1cm" fo:text-indent="-0.6cm"/>
      <style:text-properties fo:font-size="20pt" style:font-size-asian="20pt" style:font-size-complex="20pt"/>
    </style:style>
    <style:style style:name="hcmc_5f_presentation_5f_template-outline7" style:display-name="hcmc_presentation_template-outline7" style:family="presentation" style:parent-style-name="hcmc_5f_presentation_5f_template-outline6">
      <style:paragraph-properties fo:margin-left="8.4cm" fo:margin-right="0cm" fo:margin-top="0cm" fo:margin-bottom="0.1cm" fo:text-indent="-0.6cm"/>
      <style:text-properties fo:font-size="20pt" style:font-size-asian="20pt" style:font-size-complex="20pt"/>
    </style:style>
    <style:style style:name="hcmc_5f_presentation_5f_template-outline8" style:display-name="hcmc_presentation_template-outline8" style:family="presentation" style:parent-style-name="hcmc_5f_presentation_5f_template-outline7">
      <style:paragraph-properties fo:margin-left="9.6cm" fo:margin-right="0cm" fo:margin-top="0cm" fo:margin-bottom="0.1cm" fo:text-indent="-0.6cm"/>
      <style:text-properties fo:font-size="20pt" style:font-size-asian="20pt" style:font-size-complex="20pt"/>
    </style:style>
    <style:style style:name="hcmc_5f_presentation_5f_template-outline9" style:display-name="hcmc_presentation_template-outline9" style:family="presentation" style:parent-style-name="hcmc_5f_presentation_5f_template-outline8">
      <style:paragraph-properties fo:margin-left="10.8cm" fo:margin-right="0cm" fo:margin-top="0cm" fo:margin-bottom="0.1cm" fo:text-indent="-0.6cm"/>
      <style:text-properties fo:font-size="20pt" style:font-size-asian="20pt" style:font-size-complex="20pt"/>
    </style:style>
    <style:style style:name="hcmc_5f_presentation_5f_template-subtitle" style:display-name="hcmc_presentation_template-subtitle" style:family="presentation">
      <style:graphic-properties draw:stroke="none" draw:fill="none" draw:textarea-vertical-align="middle">
        <text:list-style style:name="hcmc_5f_presentation_5f_template-subtitle" style:display-name="hcmc_presentation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hcmc_5f_presentation_5f_template-title" style:display-name="hcmc_presentation_template-title" style:family="presentation">
      <style:graphic-properties draw:stroke="none" draw:fill="none" draw:fill-image-width="0cm" draw:fill-image-height="0cm" draw:textarea-vertical-align="middle" draw:shadow="visible">
        <text:list-style style:name="hcmc_5f_presentation_5f_template-title" style:display-name="hcmc_presentation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280099" style:text-outline="false" style:text-line-through-style="none" fo:font-family="Albany" style:font-family-generic="roman" style:font-pitch="variable" fo:font-size="36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cmc_5f_presentation_5f_template-outline1">
      <style:graphic-properties fo:min-height="12.18cm"/>
    </style:style>
    <style:style style:name="Mpr5" style:family="presentation" style:parent-style-name="hcmc_5f_presentation_5f_template-backgroundobjects">
      <style:graphic-properties draw:stroke="none" draw:fill="none" draw:fill-color="#ffffff" draw:auto-grow-height="false" fo:min-height="1.449cm"/>
    </style:style>
    <style:style style:name="Mpr6" style:family="presentation" style:parent-style-name="hcmc_5f_presentation_5f_template-backgroundobjects">
      <style:graphic-properties draw:stroke="none" draw:fill="none" draw:fill-color="#ffffff" draw:auto-grow-height="false" fo:min-height="1.485cm"/>
    </style:style>
    <style:style style:name="Mpr7" style:family="presentation" style:parent-style-name="hcmc_5f_presentation_5f_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text-align="end"/>
    </style:style>
    <style:style style:name="MP9" style:family="paragraph">
      <style:paragraph-properties fo:text-align="end"/>
      <style:text-properties fo:font-size="16pt" fo:font-style="italic" fo:font-weight="bold" style:font-size-asian="18pt" style:font-weight-asian="bold" style:font-size-complex="18pt" style:font-weight-complex="bold"/>
    </style:style>
    <style:style style:name="MP10" style:family="paragraph">
      <style:text-properties fo:font-size="16pt" fo:font-style="italic" fo:font-weight="bold" style:font-size-asian="18pt" style:font-weight-asian="bold" style:font-size-complex="18pt" style:font-weight-complex="bold"/>
    </style:style>
    <style:style style:name="MT1" style:family="text">
      <style:text-properties fo:font-size="14pt" style:font-size-asian="14pt" style:font-size-complex="14pt"/>
    </style:style>
    <style:style style:name="MT2" style:family="text">
      <style:text-properties fo:font-size="16pt" fo:font-style="italic"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2.237cm" presentation:class="title" presentation:placeholder="true">
        <draw:text-box/>
      </draw:frame>
      <draw:frame presentation:style-name="Default-outline1" draw:layer="backgroundobjects" svg:width="24.639cm" svg:height="12.18cm" svg:x="1.4cm" svg:y="6.1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6.338cm" svg:height="1.067cm" svg:x="1.282cm" svg:y="0.965cm">
        <draw:image xlink:href="Pictures/200000010000622F000010892CDC1246.sv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hcmc_5f_presentation_5f_template" style:display-name="hcmc_presentation_template" style:page-layout-name="PM1" draw:style-name="Mdp2">
      <draw:frame presentation:style-name="hcmc_5f_presentation_5f_template-title" draw:layer="backgroundobjects" svg:width="24cm" svg:height="3.506cm" svg:x="2cm" svg:y="1.537cm" presentation:class="title" presentation:placeholder="true">
        <draw:text-box/>
      </draw:frame>
      <draw:frame presentation:style-name="Mpr4" draw:layer="backgroundobjects" svg:width="23cm" svg:height="12.18cm" svg:x="2.5cm" svg:y="5.5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5" draw:layer="backgroundobjects" svg:width="6.523cm" svg:height="1.448cm" svg:x="1.7cm" svg:y="17.931cm" presentation:class="date-time">
        <draw:text-box>
          <text:p text:style-name="MP5"><text:span text:style-name="MT1"><presentation:date-time/></text:span></text:p>
        </draw:text-box>
      </draw:frame>
      <draw:frame presentation:style-name="Mpr5" draw:text-style-name="MP6" draw:layer="backgroundobjects" svg:width="8.875cm" svg:height="1.448cm" svg:x="9.576cm" svg:y="17.931cm" presentation:class="footer">
        <draw:text-box>
          <text:p text:style-name="MP6"><text:span text:style-name="MT1"><presentation:footer/></text:span></text:p>
        </draw:text-box>
      </draw:frame>
      <draw:frame presentation:style-name="Mpr5" draw:text-style-name="MP7" draw:layer="backgroundobjects" svg:width="6.523cm" svg:height="1.448cm" svg:x="19.676cm" svg:y="17.931cm" presentation:class="page-number">
        <draw:text-box>
          <text:p text:style-name="MP7"><text:span text:style-name="MT1"><text:page-number>&lt;number&gt;</text:page-number></text:span></text:p>
        </draw:text-box>
      </draw:frame>
      <draw:frame draw:style-name="Mgr3" draw:text-style-name="MP4" draw:layer="backgroundobjects" svg:width="5.82cm" svg:height="1.057cm" svg:x="1.27cm" svg:y="0.254cm">
        <draw:image xlink:href="Pictures/20000001000016BD00000422E276F49B.svg" xlink:type="simple" xlink:show="embed" xlink:actuate="onLoad">
          <text:p/>
        </draw:image>
      </draw:frame>
      <draw:frame draw:style-name="Mgr4" draw:text-style-name="MP9" draw:layer="backgroundobjects" svg:width="12.192cm" svg:height="0.878cm" svg:x="15.494cm" svg:y="0.508cm">
        <draw:text-box>
          <text:p text:style-name="MP8"><text:span text:style-name="MT2">MH, GN &amp; SA</text:span></text:p>
        </draw:text-box>
      </draw:frame>
      <draw:frame draw:style-name="Mgr4" draw:text-style-name="MP9" draw:layer="backgroundobjects" svg:width="14.732cm" svg:height="0.878cm" svg:x="12.7cm" svg:y="19.812cm">
        <draw:text-box>
          <text:p text:style-name="MP8"><text:span text:style-name="MT2">Introduction to TEI and XML</text:span></text:p>
        </draw:text-box>
      </draw:frame>
      <draw:frame draw:style-name="Mgr4" draw:text-style-name="MP10" draw:layer="backgroundobjects" svg:width="7.62cm" svg:height="0.878cm" svg:x="1.57cm" svg:y="19.812cm">
        <draw:text-box>
          <text:p><text:span text:style-name="MT2">Spring 2015</text:span></text:p>
        </draw:text-box>
      </draw:frame>
      <presentation:notes style:page-layout-name="PM0">
        <draw:page-thumbnail presentation:style-name="hcmc_5f_presentation_5f_template-title" draw:layer="backgroundobjects" svg:width="15.265cm" svg:height="10.476cm" svg:x="3.161cm" svg:y="2.123cm" presentation:class="page"/>
        <draw:frame presentation:style-name="hcmc_5f_presentation_5f_template-notes" draw:layer="backgroundobjects" svg:width="17.271cm" svg:height="12.572cm" svg:x="2.159cm" svg:y="13.271cm" presentation:class="notes" presentation:placeholder="true">
          <draw:text-box/>
        </draw:frame>
        <draw:frame presentation:style-name="Mpr6" draw:text-style-name="MP5" draw:layer="backgroundobjects" svg:width="9.369cm" svg:height="1.396cm" svg:x="0cm" svg:y="0cm" presentation:class="header">
          <draw:text-box>
            <text:p text:style-name="MP5"><text:span text:style-name="MT1"><presentation:header/></text:span></text:p>
          </draw:text-box>
        </draw:frame>
        <draw:frame presentation:style-name="Mpr6" draw:text-style-name="MP7" draw:layer="backgroundobjects" svg:width="9.369cm" svg:height="1.396cm" svg:x="12.219cm" svg:y="0cm" presentation:class="date-time">
          <draw:text-box>
            <text:p text:style-name="MP7"><text:span text:style-name="MT1"><presentation:date-time/></text:span></text:p>
          </draw:text-box>
        </draw:frame>
        <draw:frame presentation:style-name="Mpr7" draw:text-style-name="MP5" draw:layer="backgroundobjects" svg:width="9.369cm" svg:height="1.396cm" svg:x="0cm" svg:y="26.543cm" presentation:class="footer">
          <draw:text-box>
            <text:p text:style-name="MP5"><text:span text:style-name="MT1"><presentation:footer/></text:span></text:p>
          </draw:text-box>
        </draw:frame>
        <draw:frame presentation:style-name="Mpr7" draw:text-style-name="MP7" draw:layer="backgroundobjects" svg:width="9.369cm" svg:height="1.396cm" svg:x="12.219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01T14:29:14</meta:creation-date>
    <meta:editing-duration>PT5H28M11S</meta:editing-duration>
    <meta:editing-cycles>23</meta:editing-cycles>
    <meta:generator>LibreOffice/3.5$Linux_X86_64 LibreOffice_project/350m1$Build-2</meta:generator>
    <meta:initial-creator>mholmes </meta:initial-creator>
    <dc:date>2012-11-08T09:24:36</dc:date>
    <dc:creator>mholmes </dc:creator>
    <meta:document-statistic meta:object-count="85"/>
  </office:meta>
</office:document-meta>
</file>